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4d35" officeooo:paragraph-rsid="00144d35"/>
    </style:style>
    <style:style style:name="P2" style:family="paragraph" style:parent-style-name="Preformatted_20_Text">
      <style:text-properties officeooo:rsid="00144d35" officeooo:paragraph-rsid="001611a8"/>
    </style:style>
    <style:style style:name="P3" style:family="paragraph" style:parent-style-name="Preformatted_20_Text">
      <style:paragraph-properties fo:text-align="center" style:justify-single-word="false"/>
      <style:text-properties fo:font-size="6pt" fo:font-weight="bold" officeooo:rsid="00144d35" officeooo:paragraph-rsid="00159282" style:font-size-asian="5.25pt" style:font-weight-asian="bold" style:font-size-complex="6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8pt" officeooo:rsid="00144d35" officeooo:paragraph-rsid="00159282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1" text:name="Sección2">
          <text:section text:style-name="Sect2" text:name="Sección3">
            <text:p text:style-name="P2">ABS <text:s text:c="6"/>MODE E, G</text:p>
            <text:p text:style-name="P2">ACS <text:s text:c="6"/>MODE E, ALT + W</text:p>
            <text:p text:style-name="P1">AND <text:s text:c="6"/>ALT + Y</text:p>
            <text:p text:style-name="P1">ASN <text:s text:c="6"/>MODE E, ALT + Q</text:p>
            <text:p text:style-name="P1">AT <text:s text:c="7"/>ALT + I</text:p>
            <text:p text:style-name="P1">ATN <text:s text:c="6"/>MODE E, ALT + E</text:p>
            <text:p text:style-name="P1">ATTR <text:s text:c="5"/>MODE E, ALT + L</text:p>
            <text:p text:style-name="P1">BEEP <text:s text:c="5"/>MODE E, ALT + Z</text:p>
            <text:p text:style-name="P1">BIN <text:s text:c="6"/>MODE E, B</text:p>
            <text:p text:style-name="P1">BORDER <text:s text:c="3"/>B</text:p>
            <text:p text:style-name="P1">BRIGHT <text:s text:c="3"/>MODE E, ALT + B</text:p>
            <text:p text:style-name="P1">CAT <text:s text:c="6"/>MODE E, ALT + 9</text:p>
            <text:p text:style-name="P1">CHR$ <text:s text:c="5"/>MODE E, U</text:p>
            <text:p text:style-name="P1">CIRCLE <text:s text:c="3"/>MODE E, ALT + H</text:p>
            <text:p text:style-name="P1">CLEAR <text:s text:c="4"/>X</text:p>
            <text:p text:style-name="P1">CLOSE # <text:s text:c="2"/>MODE E, ALT + 5</text:p>
            <text:p text:style-name="P1">CLS <text:s text:c="6"/>V</text:p>
            <text:p text:style-name="P1">CODE <text:s text:c="5"/>MODE E, I</text:p>
            <text:p text:style-name="P1">CONTINUE <text:s/>C</text:p>
            <text:p text:style-name="P1">COPY <text:s text:c="5"/>Z</text:p>
            <text:p text:style-name="P1">COS <text:s text:c="6"/>MODE E, W</text:p>
            <text:p text:style-name="P1">DATA <text:s text:c="5"/>MODE E, D</text:p>
            <text:p text:style-name="P1">DEF FN <text:s text:c="3"/>MODE E, ALT + 1</text:p>
            <text:p text:style-name="P1">DIM <text:s text:c="6"/>D</text:p>
            <text:p text:style-name="P1">DRAW <text:s text:c="5"/>W</text:p>
            <text:p text:style-name="P1">ERASE <text:s text:c="4"/>MODE E, ALT + 7</text:p>
            <text:p text:style-name="P1">EXP <text:s text:c="6"/>MODE E, X</text:p>
            <text:p text:style-name="P1">FLASH <text:s text:c="4"/>MODE E, ALT + V</text:p>
            <text:p text:style-name="P1">FN <text:s text:c="7"/>MODE E, ALT + 2</text:p>
            <text:p text:style-name="P1">FOR <text:s text:c="6"/>F</text:p>
            <text:p text:style-name="P1">FORMAT <text:s text:c="3"/>MODE E, ALT + 0</text:p>
            <text:p text:style-name="P1">GO SUB <text:s text:c="3"/>H</text:p>
            <text:p text:style-name="P1">GO TO <text:s text:c="4"/>G</text:p>
            <text:p text:style-name="P1">IF <text:s text:c="7"/>U</text:p>
            <text:p text:style-name="P1">INKEY$ <text:s text:c="3"/>MODE E, N</text:p>
            <text:p text:style-name="P1">INK <text:s text:c="6"/>MODE E, ALT + X</text:p>
            <text:p text:style-name="P1">IN <text:s text:c="7"/>MODE E, ALT + I</text:p>
            <text:p text:style-name="P1">INPUT <text:s text:c="4"/>I</text:p>
            <text:p text:style-name="P1">INT <text:s text:c="6"/>MODE E, R</text:p>
            <text:p text:style-name="P1">INVERSE <text:s text:c="2"/>MODE E, ALT + M</text:p>
            <text:p text:style-name="P1">LEN <text:s text:c="6"/>MODE E, K</text:p>
            <text:p text:style-name="P1">LET <text:s text:c="6"/>L</text:p>
            <text:p text:style-name="P1">LINE <text:s text:c="5"/>MODE E, ALT + 3</text:p>
            <text:p text:style-name="P1">LIST <text:s text:c="5"/>K</text:p>
            <text:p text:style-name="P1">LLIST <text:s text:c="4"/>MODE E, V</text:p>
            <text:p text:style-name="P1">LN <text:s text:c="7"/>MODE E, Z</text:p>
            <text:p text:style-name="P1">LOAD <text:s text:c="5"/>J</text:p>
            <text:p text:style-name="P1">LPRINT <text:s text:c="3"/>MODE E, C</text:p>
            <text:p text:style-name="P1">MERGE <text:s text:c="4"/>MODE E, ALT + T</text:p>
            <text:p text:style-name="P1">MOVE <text:s text:c="5"/>MODE E, ALT + 6</text:p>
            <text:p text:style-name="P1">NEW <text:s text:c="6"/>A</text:p>
            <text:p text:style-name="P1">NEXT <text:s text:c="5"/>N</text:p>
            <text:p text:style-name="P1">NOT <text:s text:c="6"/>ALT + S</text:p>
            <text:p text:style-name="P1">OPEN # <text:s text:c="3"/>MODE E, ALT + 4</text:p>
            <text:p text:style-name="P1">OR <text:s text:c="7"/>ALT + U</text:p>
            <text:p text:style-name="P1">OUT <text:s text:c="6"/>MODE E, ALT + O</text:p>
            <text:p text:style-name="P1">OVER <text:s text:c="5"/>MODE E, ALT + N</text:p>
            <text:p text:style-name="P1">PAPER <text:s text:c="4"/>MODE E, ALT + C</text:p>
            <text:p text:style-name="P1">PAUSE <text:s text:c="4"/>M</text:p>
            <text:p text:style-name="P1">PEEK <text:s text:c="5"/>MODE E, O</text:p>
            <text:p text:style-name="P1">PI <text:s text:c="7"/>MODE E, M</text:p>
            <text:p text:style-name="P1">PLOT <text:s text:c="5"/>Q</text:p>
            <text:p text:style-name="P1">POINT <text:s text:c="4"/>MODE E, ALT + 8</text:p>
            <text:p text:style-name="P1">POKE <text:s text:c="5"/>O</text:p>
            <text:p text:style-name="P1">PRINT <text:s text:c="4"/>P</text:p>
            <text:p text:style-name="P1">RANDOMIZE T</text:p>
            <text:p text:style-name="P1">READ <text:s text:c="5"/>MODE E, A</text:p>
            <text:p text:style-name="P1">REM <text:s text:c="6"/>E</text:p>
            <text:p text:style-name="P1">RESTORE <text:s text:c="2"/>MODE E, S</text:p>
            <text:p text:style-name="P1">RETURN <text:s text:c="3"/>Y</text:p>
            <text:p text:style-name="P1">RND <text:s text:c="6"/>MODE E, T</text:p>
            <text:p text:style-name="P1">RUN <text:s text:c="6"/>R</text:p>
            <text:p text:style-name="P1">SAVE <text:s text:c="5"/>S</text:p>
            <text:p text:style-name="P1">SCREEN$ <text:s text:c="2"/>MODE E, ALT + K</text:p>
            <text:p text:style-name="P1">SGN <text:s text:c="6"/>MODE E, F</text:p>
            <text:p text:style-name="P1">SIN <text:s text:c="6"/>MODE E, Q</text:p>
            <text:p text:style-name="P1">SQR <text:s text:c="6"/>MODE E, H</text:p>
            <text:p text:style-name="P1">STEP <text:s text:c="5"/>ALT + D</text:p>
            <text:p text:style-name="P1">STOP <text:s text:c="5"/>ALT + A</text:p>
            <text:p text:style-name="P1">STR$ <text:s text:c="5"/>MODE E, Y</text:p>
            <text:p text:style-name="P1">TAB <text:s text:c="6"/>MODE E, P</text:p>
            <text:p text:style-name="P1">TAN <text:s text:c="6"/>MODE E, E</text:p>
            <text:p text:style-name="P1">THEN <text:s text:c="5"/>ALT + G</text:p>
            <text:p text:style-name="P1">TO <text:s text:c="7"/>ALT + F</text:p>
            <text:p text:style-name="P1">USR <text:s text:c="6"/>MODE E, L</text:p>
            <text:p text:style-name="P1">VAL$ <text:s text:c="5"/>MODE E, ALT + J</text:p>
            <text:p text:style-name="P1">VAL <text:s text:c="6"/>MODE E, J</text:p>
            <text:p text:style-name="P1">VERIFY <text:s text:c="3"/>MODE E, ALT + R</text:p>
            <text:p text:style-name="P2">_ <text:s text:c="8"/>ALT + 0</text:p>
            <text:p text:style-name="P2">! <text:s text:c="8"/>ALT + 1</text:p>
            <text:p text:style-name="P2">@ <text:s text:c="8"/>ALT + 2</text:p>
            <text:p text:style-name="P2"># <text:s text:c="8"/>ALT + 3</text:p>
            <text:p text:style-name="P2">$ <text:s text:c="8"/>ALT + 4</text:p>
            <text:p text:style-name="P2">% <text:s text:c="8"/>ALT + 5</text:p>
            <text:p text:style-name="P2">&amp; <text:s text:c="8"/>ALT + 6</text:p>
            <text:p text:style-name="P2">' <text:s text:c="8"/>ALT + 7</text:p>
            <text:p text:style-name="P2">( <text:s text:c="8"/>ALT + 8</text:p>
            <text:p text:style-name="P2">) <text:s text:c="8"/>ALT + 9</text:p>
            <text:p text:style-name="P2">* <text:s text:c="8"/>ALT + B</text:p>
            <text:p text:style-name="P2">? <text:s text:c="8"/>ALT + C</text:p>
            <text:p text:style-name="P2">&gt;= <text:s text:c="7"/>ALT + E</text:p>
            <text:p text:style-name="P2">- <text:s text:c="8"/>ALT + J</text:p>
            <text:p text:style-name="P2">+ <text:s text:c="8"/>ALT + K</text:p>
            <text:p text:style-name="P2">= <text:s text:c="8"/>ALT + L</text:p>
            <text:p text:style-name="P2">. <text:s text:c="8"/>ALT + M</text:p>
            <text:p text:style-name="P2">, <text:s text:c="8"/>ALT + N</text:p>
            <text:p text:style-name="P2">; <text:s text:c="8"/>ALT + O</text:p>
            <text:p text:style-name="P2">" <text:s text:c="8"/>ALT + P</text:p>
            <text:p text:style-name="P2">&lt;= <text:s text:c="7"/>ALT + Q</text:p>
            <text:p text:style-name="P2">&lt; <text:s text:c="8"/>ALT + R</text:p>
            <text:p text:style-name="P2">&gt; <text:s text:c="8"/>ALT + T</text:p>
            <text:p text:style-name="P2">/ <text:s text:c="8"/>ALT + V</text:p>
            <text:p text:style-name="P2">&lt;&gt; <text:s text:c="7"/>ALT + W</text:p>
            <text:p text:style-name="P2">: <text:s text:c="8"/>ALT + Z</text:p>
            <text:p text:style-name="P2">" <text:s text:c="8"/>MODE E, ALT + A</text:p>
            <text:p text:style-name="P2">\ <text:s text:c="8"/>MODE E, ALT + D</text:p>
            <text:p text:style-name="P2">{ <text:s text:c="8"/>MODE E, ALT + F</text:p>
            <text:p text:style-name="P2">} <text:s text:c="8"/>MODE E, ALT + G</text:p>
            <text:p text:style-name="P2">| <text:s text:c="8"/>MODE E, ALT + S</text:p>
            <text:p text:style-name="P2">] <text:s text:c="8"/>MODE E, ALT + U</text:p>
            <text:p text:style-name="P2">[ <text:s text:c="8"/>MODE E, ALT + Y</text:p>
          </text:section>
          <text:p text:style-name="P3"/>
          <text:p text:style-name="P4"><text:span text:style-name="T4">CAPS SHIFT: </text:span><text:span text:style-name="T1">SHIFT</text:span><text:span text:style-name="T4"><text:tab/><text:tab/>SYMBOL SHIFT: </text:span><text:span text:style-name="T1">ALT</text:span><text:span text:style-name="T4"><text:tab/><text:tab/>MODE E: </text:span><text:span text:style-name="T1">ALT + SHIFT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7T00:34:45.766004101</dc:date>
    <meta:generator>LibreOffice/4.2.7.2$Linux_X86_64 LibreOffice_project/420m0$Build-2</meta:generator>
    <meta:print-date>2015-04-06T23:47:35.746185602</meta:print-date>
    <meta:editing-duration>PT7M21S</meta:editing-duration>
    <meta:editing-cycles>3</meta:editing-cycles>
    <meta:document-statistic meta:table-count="0" meta:image-count="0" meta:object-count="0" meta:page-count="1" meta:paragraph-count="122" meta:word-count="518" meta:character-count="2290" meta:non-whitespace-character-count="1200"/>
  </office:meta>
</office:document-meta>
</file>